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 style:list-style-name=""/>
    <style:style style:name="P4" style:family="paragraph" style:parent-style-name="Standard">
      <style:text-properties fo:font-size="10pt" fo:language="ru" fo:country="RU" style:font-size-asian="10pt"/>
    </style:style>
    <style:style style:name="P5" style:family="paragraph" style:parent-style-name="Standard" style:list-style-name="">
      <style:text-properties fo:font-size="10pt" fo:language="ru" fo:country="RU" style:font-size-asian="10pt"/>
    </style:style>
    <style:style style:name="P6" style:family="paragraph" style:parent-style-name="Standard">
      <style:text-properties fo:font-size="10pt" fo:language="en" fo:country="US" style:font-size-asian="10pt"/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font-size="10pt" fo:language="ru" fo:country="RU" style:font-size-asian="10pt"/>
    </style:style>
    <style:style style:name="T2" style:family="text">
      <style:text-properties fo:language="ru" fo:country="RU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0pt" fo:language="ru" fo:country="RU" style:font-size-asian="10pt"/>
    </style:style>
    <style:style style:name="T7" style:family="text">
      <style:text-properties fo:font-size="10pt" fo:language="en" fo:country="US" style:font-size-asian="10pt"/>
    </style:style>
  </office:automatic-styles>
  <office:body>
    <office:text text:use-soft-page-breaks="true">
      <office:forms form:automatic-focus="false" form:apply-design-mode="false"/>
      <text:tracked-changes>
        <text:changed-region xml:id="ct205434104" text:id="ct205434104">
          <text:insertion>
            <office:change-info>
              <dc:creator>kk</dc:creator>
              <dc:date>2006-04-28T10:25:00</dc:date>
            </office:change-info>
          </text:insertion>
        </text:changed-region>
        <text:changed-region xml:id="ct205358120" text:id="ct205358120">
          <text:deletion>
            <office:change-info>
              <dc:creator>JYH</dc:creator>
              <dc:date>2006-04-28T08:13:00</dc:date>
            </office:change-info>
            <text:h text:style-name="P1" text:outline-level="1"><text:span text:style-name="T1">Юрьевич </text:span></text:h>
          </text:deletion>
        </text:changed-region>
        <text:changed-region xml:id="ct205358000" text:id="ct205358000">
          <text:deletion>
            <office:change-info>
              <dc:creator>JYH</dc:creator>
              <dc:date>2006-04-28T08:13:00</dc:date>
            </office:change-info>
            <text:h text:style-name="P1" text:outline-level="1"><text:span text:style-name="T1">Jakov Haron </text:span></text:h>
          </text:deletion>
        </text:changed-region>
        <text:changed-region xml:id="ct205359800" text:id="ct205359800">
          <text:insertion>
            <office:change-info>
              <dc:creator>JYH</dc:creator>
              <dc:date>2006-04-28T08:15:00</dc:date>
            </office:change-info>
          </text:insertion>
        </text:changed-region>
        <text:changed-region xml:id="ct205358600" text:id="ct205358600">
          <text:deletion>
            <office:change-info>
              <dc:creator>JYH</dc:creator>
              <dc:date>2006-04-28T08:14:00</dc:date>
            </office:change-info>
            <text:h text:style-name="P1" text:outline-level="1"><text:span text:style-name="T1">Юрьевич</text:span></text:h>
          </text:deletion>
        </text:changed-region>
        <text:changed-region xml:id="ct205358720" text:id="ct20535872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360040" text:id="ct205360040">
          <text:deletion>
            <office:change-info>
              <dc:creator>JYH</dc:creator>
              <dc:date>2006-04-28T08:15:00</dc:date>
            </office:change-info>
            <text:p text:style-name="Standard"><text:span text:style-name="T1">в </text:span></text:p>
          </text:deletion>
        </text:changed-region>
        <text:changed-region xml:id="ct205359920" text:id="ct205359920">
          <text:insertion>
            <office:change-info>
              <dc:creator>JYH</dc:creator>
              <dc:date>2006-04-28T08:15:00</dc:date>
            </office:change-info>
          </text:insertion>
        </text:changed-region>
        <text:changed-region xml:id="ct205434584" text:id="ct205434584">
          <text:deletion>
            <office:change-info>
              <dc:creator>kk</dc:creator>
              <dc:date>2006-04-28T10:27:00</dc:date>
            </office:change-info>
            <text:p text:style-name="Standard"><text:span text:style-name="T1">е</text:span></text:p>
          </text:deletion>
        </text:changed-region>
        <text:changed-region xml:id="ct205434224" text:id="ct205434224">
          <text:insertion>
            <office:change-info>
              <dc:creator>kk</dc:creator>
              <dc:date>2006-04-28T10:27:00</dc:date>
            </office:change-info>
          </text:insertion>
        </text:changed-region>
        <text:changed-region xml:id="ct205433144" text:id="ct205433144">
          <text:insertion>
            <office:change-info>
              <dc:creator>kk</dc:creator>
              <dc:date>2006-04-28T10:27:00</dc:date>
            </office:change-info>
          </text:insertion>
        </text:changed-region>
        <text:changed-region xml:id="ct205434344" text:id="ct205434344">
          <text:insertion>
            <office:change-info>
              <dc:creator>kk</dc:creator>
              <dc:date>2006-04-28T10:27:00</dc:date>
            </office:change-info>
          </text:insertion>
        </text:changed-region>
        <text:changed-region xml:id="ct205434464" text:id="ct205434464">
          <text:insertion>
            <office:change-info>
              <dc:creator>kk</dc:creator>
              <dc:date>2006-04-28T10:27:00</dc:date>
            </office:change-info>
          </text:insertion>
        </text:changed-region>
        <text:changed-region xml:id="ct205432904" text:id="ct205432904">
          <text:deletion>
            <office:change-info>
              <dc:creator>JYH</dc:creator>
              <dc:date>2006-04-28T08:16:00</dc:date>
            </office:change-info>
            <text:p text:style-name="Standard"><text:span text:style-name="T1">было </text:span></text:p>
          </text:deletion>
        </text:changed-region>
        <text:changed-region xml:id="ct205433264" text:id="ct205433264">
          <text:deletion>
            <office:change-info>
              <dc:creator>JYH</dc:creator>
              <dc:date>2006-04-28T08:17:00</dc:date>
            </office:change-info>
            <text:p text:style-name="Standard"><text:span text:style-name="T1">было </text:span></text:p>
          </text:deletion>
        </text:changed-region>
        <text:changed-region xml:id="ct205433024" text:id="ct205433024">
          <text:insertion>
            <office:change-info>
              <dc:creator>JYH</dc:creator>
              <dc:date>2006-04-28T08:17:00</dc:date>
            </office:change-info>
          </text:insertion>
        </text:changed-region>
        <text:changed-region xml:id="ct205435064" text:id="ct205435064">
          <text:deletion>
            <office:change-info>
              <dc:creator>kk</dc:creator>
              <dc:date>2006-04-28T10:29:00</dc:date>
            </office:change-info>
            <text:p text:style-name="Standard"><text:span text:style-name="T1">й</text:span></text:p>
          </text:deletion>
        </text:changed-region>
        <text:changed-region xml:id="ct205434704" text:id="ct205434704">
          <text:insertion>
            <office:change-info>
              <dc:creator>kk</dc:creator>
              <dc:date>2006-04-28T10:29:00</dc:date>
            </office:change-info>
          </text:insertion>
        </text:changed-region>
        <text:changed-region xml:id="ct205434824" text:id="ct205434824">
          <text:insertion>
            <office:change-info>
              <dc:creator>kk</dc:creator>
              <dc:date>2006-04-28T10:29:00</dc:date>
            </office:change-info>
          </text:insertion>
        </text:changed-region>
        <text:changed-region xml:id="ct205435184" text:id="ct205435184">
          <text:deletion>
            <office:change-info>
              <dc:creator>kk</dc:creator>
              <dc:date>2006-04-28T10:29:00</dc:date>
            </office:change-info>
            <text:p text:style-name="Standard"><text:span text:style-name="T1">что </text:span></text:p>
          </text:deletion>
        </text:changed-region>
        <text:changed-region xml:id="ct205434944" text:id="ct205434944">
          <text:insertion>
            <office:change-info>
              <dc:creator>kk</dc:creator>
              <dc:date>2006-04-28T10:29:00</dc:date>
            </office:change-info>
          </text:insertion>
        </text:changed-region>
        <text:changed-region xml:id="ct205435544" text:id="ct205435544">
          <text:deletion>
            <office:change-info>
              <dc:creator>kk</dc:creator>
              <dc:date>2006-04-28T10:31:00</dc:date>
            </office:change-info>
            <text:p text:style-name="P2"><text:span text:style-name="T1">люди</text:span></text:p>
          </text:deletion>
        </text:changed-region>
        <text:changed-region xml:id="ct205435304" text:id="ct205435304">
          <text:insertion>
            <office:change-info>
              <dc:creator>kk</dc:creator>
              <dc:date>2006-04-28T10:31:00</dc:date>
            </office:change-info>
          </text:insertion>
        </text:changed-region>
        <text:changed-region xml:id="ct205433384" text:id="ct205433384">
          <text:insertion>
            <office:change-info>
              <dc:creator>JYH</dc:creator>
              <dc:date>2006-04-28T08:18:00</dc:date>
            </office:change-info>
          </text:insertion>
        </text:changed-region>
        <text:changed-region xml:id="ct205359560" text:id="ct20535956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35424" text:id="ct205435424">
          <text:insertion>
            <office:change-info>
              <dc:creator>kk</dc:creator>
              <dc:date>2006-04-28T10:31:00</dc:date>
            </office:change-info>
          </text:insertion>
        </text:changed-region>
        <text:changed-region xml:id="ct205435664" text:id="ct205435664">
          <text:deletion>
            <office:change-info>
              <dc:creator>kk</dc:creator>
              <dc:date>2006-04-28T10:31:00</dc:date>
            </office:change-info>
            <text:p text:style-name="Standard"><text:span text:style-name="T1">с </text:span></text:p>
          </text:deletion>
        </text:changed-region>
        <text:changed-region xml:id="ct205433744" text:id="ct205433744">
          <text:deletion>
            <office:change-info>
              <dc:creator>JYH</dc:creator>
              <dc:date>2006-04-28T08:19:00</dc:date>
            </office:change-info>
            <text:p text:style-name="P2"><text:span text:style-name="T1">система </text:span></text:p>
          </text:deletion>
        </text:changed-region>
        <text:changed-region xml:id="ct205433624" text:id="ct205433624">
          <text:insertion>
            <office:change-info>
              <dc:creator>JYH</dc:creator>
              <dc:date>2006-04-28T08:19:00</dc:date>
            </office:change-info>
          </text:insertion>
        </text:changed-region>
        <text:changed-region xml:id="ct205435784" text:id="ct205435784">
          <text:insertion>
            <office:change-info>
              <dc:creator>kk</dc:creator>
              <dc:date>2006-04-28T10:32:00</dc:date>
            </office:change-info>
          </text:insertion>
        </text:changed-region>
        <text:changed-region xml:id="ct205433504" text:id="ct205433504">
          <text:insertion>
            <office:change-info>
              <dc:creator>JYH</dc:creator>
              <dc:date>2006-04-28T08:19:00</dc:date>
            </office:change-info>
          </text:insertion>
        </text:changed-region>
        <text:changed-region xml:id="ct205435904" text:id="ct205435904">
          <text:deletion>
            <office:change-info>
              <dc:creator>kk</dc:creator>
              <dc:date>2006-04-28T10:32:00</dc:date>
            </office:change-info>
            <text:p text:style-name="P2"><text:span text:style-name="T1">"</text:span></text:p>
          </text:deletion>
        </text:changed-region>
        <text:changed-region xml:id="ct205436384" text:id="ct205436384">
          <text:deletion>
            <office:change-info>
              <dc:creator>kk</dc:creator>
              <dc:date>2006-04-28T10:33:00</dc:date>
            </office:change-info>
            <text:p text:style-name="P2"><text:span text:style-name="T1">начинают </text:span></text:p>
          </text:deletion>
        </text:changed-region>
        <text:changed-region xml:id="ct205436024" text:id="ct205436024">
          <text:insertion>
            <office:change-info>
              <dc:creator>kk</dc:creator>
              <dc:date>2006-04-28T10:33:00</dc:date>
            </office:change-info>
          </text:insertion>
        </text:changed-region>
        <text:changed-region xml:id="ct205436264" text:id="ct205436264">
          <text:deletion>
            <office:change-info>
              <dc:creator>kk</dc:creator>
              <dc:date>2006-04-28T10:33:00</dc:date>
            </office:change-info>
            <text:p text:style-name="P2"><text:span text:style-name="T1">ь</text:span></text:p>
          </text:deletion>
        </text:changed-region>
        <text:changed-region xml:id="ct205436144" text:id="ct205436144">
          <text:insertion>
            <office:change-info>
              <dc:creator>kk</dc:creator>
              <dc:date>2006-04-28T10:33:00</dc:date>
            </office:change-info>
          </text:insertion>
        </text:changed-region>
        <text:changed-region xml:id="ct205436504" text:id="ct205436504">
          <text:deletion>
            <office:change-info>
              <dc:creator>kk</dc:creator>
              <dc:date>2006-04-28T10:33:00</dc:date>
            </office:change-info>
            <text:p text:style-name="P2"><text:span text:style-name="T1">этими </text:span></text:p>
          </text:deletion>
        </text:changed-region>
        <text:changed-region xml:id="ct205436624" text:id="ct205436624">
          <text:insertion>
            <office:change-info>
              <dc:creator>kk</dc:creator>
              <dc:date>2006-04-28T10:34:00</dc:date>
            </office:change-info>
          </text:insertion>
        </text:changed-region>
        <text:changed-region xml:id="ct205471120" text:id="ct205471120">
          <text:deletion>
            <office:change-info>
              <dc:creator>kk</dc:creator>
              <dc:date>2006-04-28T10:34:00</dc:date>
            </office:change-info>
            <text:p text:style-name="Standard"><text:span text:style-name="T1">Как вы считаете, вы это </text:span></text:p>
          </text:deletion>
        </text:changed-region>
        <text:changed-region xml:id="ct205436744" text:id="ct205436744">
          <text:insertion>
            <office:change-info>
              <dc:creator>kk</dc:creator>
              <dc:date>2006-04-28T10:34:00</dc:date>
            </office:change-info>
          </text:insertion>
        </text:changed-region>
        <text:changed-region xml:id="ct205359680" text:id="ct205359680">
          <text:deletion>
            <office:change-info>
              <dc:creator>JYH</dc:creator>
              <dc:date>2006-04-28T08:14:00</dc:date>
            </office:change-info>
            <text:h text:style-name="P1" text:outline-level="1"><text:span text:style-name="T1">Юрьевич</text:span></text:h>
          </text:deletion>
        </text:changed-region>
        <text:changed-region xml:id="ct205359440" text:id="ct20535944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359320" text:id="ct20535932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1000" text:id="ct205471000">
          <text:deletion>
            <office:change-info>
              <dc:creator>kk</dc:creator>
              <dc:date>2006-04-28T10:34:00</dc:date>
            </office:change-info>
            <text:p text:style-name="Standard"><text:span text:style-name="T1"><text:s/></text:span></text:p>
          </text:deletion>
        </text:changed-region>
        <text:changed-region xml:id="ct205358240" text:id="ct20535824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1240" text:id="ct205471240">
          <text:insertion>
            <office:change-info>
              <dc:creator>kk</dc:creator>
              <dc:date>2006-04-28T10:35:00</dc:date>
            </office:change-info>
          </text:insertion>
        </text:changed-region>
        <text:changed-region xml:id="ct205471480" text:id="ct205471480">
          <text:deletion>
            <office:change-info>
              <dc:creator>kk</dc:creator>
              <dc:date>2006-04-28T10:35:00</dc:date>
            </office:change-info>
            <text:p text:style-name="Standard"><text:span text:style-name="T1">,</text:span></text:p>
          </text:deletion>
        </text:changed-region>
        <text:changed-region xml:id="ct205471600" text:id="ct205471600">
          <text:deletion>
            <office:change-info>
              <dc:creator>kk</dc:creator>
              <dc:date>2006-04-28T10:35:00</dc:date>
            </office:change-info>
            <text:p text:style-name="Standard"><text:span text:style-name="T1">ое</text:span></text:p>
          </text:deletion>
        </text:changed-region>
        <text:changed-region xml:id="ct205471360" text:id="ct205471360">
          <text:insertion>
            <office:change-info>
              <dc:creator>kk</dc:creator>
              <dc:date>2006-04-28T10:35:00</dc:date>
            </office:change-info>
          </text:insertion>
        </text:changed-region>
        <text:changed-region xml:id="ct205471840" text:id="ct205471840">
          <text:deletion>
            <office:change-info>
              <dc:creator>kk</dc:creator>
              <dc:date>2006-04-28T10:36:00</dc:date>
            </office:change-info>
            <text:p text:style-name="Standard"><text:span text:style-name="T1"><text:s/>сканирование</text:span></text:p>
          </text:deletion>
        </text:changed-region>
        <text:changed-region xml:id="ct205359200" text:id="ct20535920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1960" text:id="ct205471960">
          <text:deletion>
            <office:change-info>
              <dc:creator>kk</dc:creator>
              <dc:date>2006-04-28T10:36:00</dc:date>
            </office:change-info>
            <text:p text:style-name="Standard"><text:span text:style-name="T1">адреса</text:span></text:p>
          </text:deletion>
        </text:changed-region>
        <text:changed-region xml:id="ct205471720" text:id="ct205471720">
          <text:insertion>
            <office:change-info>
              <dc:creator>kk</dc:creator>
              <dc:date>2006-04-28T10:36:00</dc:date>
            </office:change-info>
          </text:insertion>
        </text:changed-region>
        <text:changed-region xml:id="ct205472080" text:id="ct205472080">
          <text:deletion>
            <office:change-info>
              <dc:creator>kk</dc:creator>
              <dc:date>2006-04-28T10:36:00</dc:date>
            </office:change-info>
            <text:p text:style-name="Standard"><text:span text:style-name="T1">Весь мир будет отвечать </text:span></text:p>
          </text:deletion>
        </text:changed-region>
        <text:changed-region xml:id="ct205472440" text:id="ct205472440">
          <text:deletion>
            <office:change-info>
              <dc:creator>kk</dc:creator>
              <dc:date>2006-04-28T10:37:00</dc:date>
            </office:change-info>
            <text:p text:style-name="Standard"><text:span text:style-name="T1">таких </text:span></text:p>
          </text:deletion>
        </text:changed-region>
        <text:changed-region xml:id="ct205472320" text:id="ct205472320">
          <text:insertion>
            <office:change-info>
              <dc:creator>kk</dc:creator>
              <dc:date>2006-04-28T10:37:00</dc:date>
            </office:change-info>
          </text:insertion>
        </text:changed-region>
        <text:changed-region xml:id="ct205358960" text:id="ct20535896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2200" text:id="ct205472200">
          <text:insertion>
            <office:change-info>
              <dc:creator>kk</dc:creator>
              <dc:date>2006-04-28T10:37:00</dc:date>
            </office:change-info>
          </text:insertion>
        </text:changed-region>
        <text:changed-region xml:id="ct205472560" text:id="ct205472560">
          <text:deletion>
            <office:change-info>
              <dc:creator>kk</dc:creator>
              <dc:date>2006-04-28T10:40:00</dc:date>
            </office:change-info>
            <text:p text:style-name="Standard"><text:span text:style-name="T1">,</text:span></text:p>
          </text:deletion>
        </text:changed-region>
        <text:changed-region xml:id="ct205358480" text:id="ct20535848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2680" text:id="ct205472680">
          <text:deletion>
            <office:change-info>
              <dc:creator>kk</dc:creator>
              <dc:date>2006-04-28T10:40:00</dc:date>
            </office:change-info>
            <text:p text:style-name="Standard"><text:span text:style-name="T1">.</text:span></text:p>
          </text:deletion>
        </text:changed-region>
        <text:changed-region xml:id="ct205358360" text:id="ct20535836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33984" text:id="ct205433984">
          <text:deletion>
            <office:change-info>
              <dc:creator>JYH</dc:creator>
              <dc:date>2006-04-28T08:24:00</dc:date>
            </office:change-info>
            <text:p text:style-name="Standard"><text:span text:style-name="T1">часто </text:span></text:p>
          </text:deletion>
        </text:changed-region>
        <text:changed-region xml:id="ct205433864" text:id="ct205433864">
          <text:insertion>
            <office:change-info>
              <dc:creator>JYH</dc:creator>
              <dc:date>2006-04-28T08:24:00</dc:date>
            </office:change-info>
          </text:insertion>
        </text:changed-region>
        <text:changed-region xml:id="ct205359080" text:id="ct20535908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  <text:changed-region xml:id="ct205472920" text:id="ct205472920">
          <text:deletion>
            <office:change-info>
              <dc:creator>kk</dc:creator>
              <dc:date>2006-04-28T10:41:00</dc:date>
            </office:change-info>
            <text:p text:style-name="Standard"><text:span text:style-name="T1">я</text:span></text:p>
          </text:deletion>
        </text:changed-region>
        <text:changed-region xml:id="ct205472800" text:id="ct205472800">
          <text:insertion>
            <office:change-info>
              <dc:creator>kk</dc:creator>
              <dc:date>2006-04-28T10:41:00</dc:date>
            </office:change-info>
          </text:insertion>
        </text:changed-region>
        <text:changed-region xml:id="ct205473040" text:id="ct205473040">
          <text:deletion>
            <office:change-info>
              <dc:creator>kk</dc:creator>
              <dc:date>2006-04-28T10:41:00</dc:date>
            </office:change-info>
            <text:p text:style-name="Standard"><text:span text:style-name="T1">,</text:span></text:p>
          </text:deletion>
        </text:changed-region>
        <text:changed-region xml:id="ct205473160" text:id="ct205473160">
          <text:insertion>
            <office:change-info>
              <dc:creator>kk</dc:creator>
              <dc:date>2006-04-28T10:42:00</dc:date>
            </office:change-info>
          </text:insertion>
        </text:changed-region>
        <text:changed-region xml:id="ct205473400" text:id="ct205473400">
          <text:deletion>
            <office:change-info>
              <dc:creator>kk</dc:creator>
              <dc:date>2006-04-28T10:42:00</dc:date>
            </office:change-info>
            <text:p text:style-name="Standard"><text:span text:style-name="T1"><text:s/></text:span></text:p>
          </text:deletion>
        </text:changed-region>
        <text:changed-region xml:id="ct205473520" text:id="ct205473520">
          <text:deletion>
            <office:change-info>
              <dc:creator>kk</dc:creator>
              <dc:date>2006-04-28T10:42:00</dc:date>
            </office:change-info>
            <text:p text:style-name="Standard"><text:span text:style-name="T1">,</text:span></text:p>
          </text:deletion>
        </text:changed-region>
        <text:changed-region xml:id="ct205473640" text:id="ct205473640">
          <text:deletion>
            <office:change-info>
              <dc:creator>kk</dc:creator>
              <dc:date>2006-04-28T10:42:00</dc:date>
            </office:change-info>
            <text:p text:style-name="Standard"><text:span text:style-name="T1">это сделает.</text:span></text:p>
          </text:deletion>
        </text:changed-region>
        <text:changed-region xml:id="ct205473280" text:id="ct205473280">
          <text:insertion>
            <office:change-info>
              <dc:creator>kk</dc:creator>
              <dc:date>2006-04-28T10:42:00</dc:date>
            </office:change-info>
          </text:insertion>
        </text:changed-region>
        <text:changed-region xml:id="ct205358840" text:id="ct205358840">
          <text:deletion>
            <office:change-info>
              <dc:creator>JYH</dc:creator>
              <dc:date>2006-04-28T08:14:00</dc:date>
            </office:change-info>
            <text:p text:style-name="Standard"><text:span text:style-name="T1">Юрьевич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спроси эксперта<text:line-break/>ох, и тяжела ты, служба системного администратора!</text:span><text:change-start text:change-id="ct205434104"/><text:span text:style-name="T2"><text:line-break/></text:span><text:span text:style-name="T4">alt</text:span><text:span text:style-name="T5">:</text:span><text:span text:style-name="T3">логика и современные технологии это две несовместимые вещи</text:span><text:change-end text:change-id="ct205434104"/></text:h>
      <text:h text:style-name="P5" text:outline-level="1"/>
      <text:h text:style-name="P5" text:outline-level="1">ХХХХХХХХХХХХХХХХХХХХХХХХХХХХХХХХХХХХХХХХХХХХХХХХХХХХХХХХХХХХХХ</text:h>
      <text:h text:style-name="P5" text:outline-level="1">крис касперски ака мыщъх</text:h>
      <text:h text:style-name="P5" text:outline-level="1">ХХХХХХХХХХХХХХХХХХХХХХХХХХХХХХХХХХХХХХХХХХХХХХХХХХХХХХХХХХХХХХ</text:h>
      <text:h text:style-name="P5" text:outline-level="1"/>
      <text:h text:style-name="P5" text:outline-level="1"/>
      <text:h text:style-name="P5" text:outline-level="1">ХХХХХХХХХХХХХХХХХХХХХХХХХХХХХХХХХХХХ</text:h>
      <text:h text:style-name="P5" text:outline-level="1">ВЕРСТАЛЬЩИКУ: Вступление</text:h>
      <text:h text:style-name="P5" text:outline-level="1">ХХХХХХХХХХХХХХХХХХХХХХХХХХХХХХХХХХХХ</text:h>
      <text:h text:style-name="P1" text:outline-level="1"><text:span text:style-name="T1">На вопросы отвечает эксперт этого номера Харон Яков </text:span><text:change text:change-id="ct205358120"/><text:span text:style-name="T1">(</text:span><text:change text:change-id="ct205358000"/><text:span text:style-name="T1">jh@styx.cabel.net).</text:span></text:h>
      <text:h text:style-name="P1" text:outline-level="1"><text:span text:style-name="T1">Увидел компьютер в 5 лет (Электроника85), и как-то затянуло и не отпускало почти 20 лет. Первый собственный компьютер был Atari 800. Дальше — больше. До сих пор дома компьютеров больше чем людей. Занимался всем от системного программирования, с разработк</text:span><text:change-start text:change-id="ct205359800"/><text:span text:style-name="T1">ам</text:span><text:change-end text:change-id="ct205359800"/><text:span text:style-name="T1">и математических алгоритмов, до администрирования сетей и проектирования баз данных. Потом понял что IT куда интереснее, когда это хобби и ушёл в коммерцию. Но ценный совет может дать до сих пор ;-)</text:span></text:h>
      <text:h text:style-name="P5" text:outline-level="1">ХХХХХХХХХХХХХХХХХХХХХХХХХХХХХХХХХХХХ</text:h>
      <text:h text:style-name="P5" text:outline-level="1"/>
      <text:h text:style-name="P5" text:outline-level="1">ХХХХХХХХХХХХХХХХХХХХХХХХХХХХХХХХХХХХ</text:h>
      <text:h text:style-name="P5" text:outline-level="1">Начало текста статьи</text:h>
      <text:h text:style-name="P5" text:outline-level="1">ХХХХХХХХХХХХХХХХХХХХХХХХХХХХХХХХХХХХ</text:h>
      <text:h text:style-name="P5" text:outline-level="1"/>
      <text:h text:style-name="P5" text:outline-level="1">СПЕЦ: Что самое сложное в работе системного администратора?</text:h>
      <text:p text:style-name="P4"/>
      <text:h text:style-name="P1" text:outline-level="1"><text:span text:style-name="T1">Харон Яков </text:span><text:change text:change-id="ct205358600"/><text:span text:style-name="T1">: Как это ни странно, но самое сложное — это понять в чём заключается проблема.</text:span></text:h>
      <text:p text:style-name="P4"/>
      <text:h text:style-name="P5" text:outline-level="1">СПЕЦ: В смысле?</text:h>
      <text:p text:style-name="P4"/>
      <text:p text:style-name="Standard"><text:span text:style-name="T1">Харон Яков </text:span><text:change text:change-id="ct205358720"/><text:span text:style-name="T1">: Хороший системный администратор в первую очередь должен уметь работать не с "железом", с а людьми, быть и психологом, и инженером (ох уж этот пресловутый человеческий фактор!). Четко поставленную техническую задачу решить легко (даже если эта задача из разряда "тяжелых"), а вот разобраться, чего хочет обратившийся к нему пользователь </text:span><text:change text:change-id="ct205360040"/><text:change-start text:change-id="ct205359920"/><text:span text:style-name="T1">с </text:span><text:change-end text:change-id="ct205359920"/><text:span text:style-name="T1">первого раза удается далеко не всегда. "Для того, что бы правильно задать вопрос нужно знать как минимум 80% ответа" (С) Азимов. Все пользователи делятся на две категории: те, кто знают, что они ничего не знают, и те, кто _дума</text:span><text:change text:change-id="ct205434584"/><text:change-start text:change-id="ct205434224"/><text:span text:style-name="T1">ю</text:span><text:change-end text:change-id="ct205434224"/><text:span text:style-name="T1">т_ что они знают все. В первом случае к Вам обращаются с претензией типа: "у меня не работает интернет". Вы смотрите таблицу </text:span><text:span text:style-name="T7">ARP</text:span><text:span text:style-name="T1">'ов на его порту и видите, что все должно работать и проблема не у Вас, а у кого-то еще... Можно</text:span><text:change-start text:change-id="ct205433144"/><text:span text:style-name="T1">,</text:span><text:change-end text:change-id="ct205433144"/><text:span text:style-name="T1"> конечно</text:span><text:change-start text:change-id="ct205434344"/><text:span text:style-name="T1">,</text:span><text:change-end text:change-id="ct205434344"/><text:span text:style-name="T1"> на этом </text:span><text:change-start text:change-id="ct205434464"/><text:span text:style-name="T1">и </text:span><text:change-end text:change-id="ct205434464"/><text:span text:style-name="T1">закончить, но ведь любой пользователь, будь он Вашим клиентом, если Вы </text:span><text:span text:style-name="T7">ISP</text:span><text:span text:style-name="T1">, или сотрудником компании, которую Вы администрируете, приносит Вам деньги. Это он их зарабатывает, а Вы их получаете, так что надо разбираться дальше. Приходится учить людей владеть компьютером хотя бы в такой степени, чтобы </text:span><text:change text:change-id="ct205432904"/><text:span text:style-name="T1">первичную диагностику </text:span><text:change text:change-id="ct205433264"/><text:span text:style-name="T1">возможно</text:span><text:change-start text:change-id="ct205433024"/><text:span text:style-name="T1"> было</text:span><text:change-end text:change-id="ct205433024"/><text:span text:style-name="T1"> провести по телефону, подсказывая пользователю, что "крутить" и на что нажимать. Часто приходится слышать забавные вещи, например: звонит пользователь и жалуется, что он вводит пароль, а его куда-то не пускают. Умный администратор в этом случае спрашивает: "сколько лампочек у вас горит в правом верхнем углу клавиатуры". Постоянно сталкиваясь с однотипными звонками, постепенно он выработает набор простых вопросов, на которы</text:span><text:change text:change-id="ct205435064"/><text:change-start text:change-id="ct205434704"/><text:span text:style-name="T1">е</text:span><text:change-end text:change-id="ct205434704"/><text:span text:style-name="T1"> ответит кто угодно.</text:span></text:p>
      <text:p text:style-name="P4"><text:soft-page-break/></text:p>
      <text:p text:style-name="Standard"><text:span text:style-name="T1">Со второй категорий общаться намного сложнее. Они уверенны, что гораздо лучше вас знают в чем проблема и отказываются хоть как-то реагировать на ваши доводы, затягивая решение проблемы</text:span><text:change-start text:change-id="ct205434824"/><text:span text:style-name="T1"> на неопределенный срок</text:span><text:change-end text:change-id="ct205434824"/><text:span text:style-name="T1">. Например, однажды мне пришлось устраивать конференцию с админом крупной компании и админом банка. Админ клиента очень уверенно рассказывал мне, </text:span><text:change text:change-id="ct205435184"/><text:change-start text:change-id="ct205434944"/><text:span text:style-name="T1">как </text:span><text:change-end text:change-id="ct205434944"/><text:span text:style-name="T1">наш </text:span><text:span text:style-name="T7">firewall</text:span><text:span text:style-name="T1"> мешает работать его клиент-банку (в действительности, никакого </text:span><text:span text:style-name="T7">firewall</text:span><text:span text:style-name="T1">'а для этого клиента у нас не было), а админ банка отказывался поверить, что у него "вклинило" маршрутизацию, в результате чего сервер, обслуживающий клиент-банк, остался без связи с доброй половиной России! Но главным аргументом оба админа считали: "все остальное же работает!".</text:span></text:p>
      <text:p text:style-name="P2"><text:span text:style-name="T1">Хуже всего, что из-за таких пользователей страдают действительно разбирающиеся </text:span><text:change text:change-id="ct205435544"/><text:change-start text:change-id="ct205435304"/><text:span text:style-name="T1">профи</text:span><text:change-end text:change-id="ct205435304"/><text:span text:style-name="T1">, которых вы рефлекторно принимаете за вышеописанный тип людей, и изначально не обращаете внимание на то</text:span><text:change-start text:change-id="ct205433384"/><text:span text:style-name="T1">,</text:span><text:change-end text:change-id="ct205433384"/><text:span text:style-name="T1"> что они говорят.</text:span></text:p>
      <text:p text:style-name="P4"/>
      <text:h text:style-name="P5" text:outline-level="1">СПЕЦ: Не ужели все сложности из-за пользователей?</text:h>
      <text:p text:style-name="P4"/>
      <text:p text:style-name="Standard"><text:span text:style-name="T1">Харон Яков </text:span><text:change text:change-id="ct205359560"/><text:span text:style-name="T1">: Конечно нет, администраторы так же успешно создают себе проблемы сами ;-) Всем нас часто кажется, что мы уже сталкивались </text:span><text:change-start text:change-id="ct205435424"/><text:span text:style-name="T1">с </text:span><text:change-end text:change-id="ct205435424"/><text:span text:style-name="T1">точно </text:span><text:change text:change-id="ct205435664"/><text:span text:style-name="T1">такой же проблемой и вместо того что бы проделать стандартный набор действий (в зависимости от ситуации и проблемы), позволяющих диагностировать неисправность, мы пытаемся "починить" то, что как нам кажется "поломалось". Тем самым, можно на несколько часов загнать себя в состояния поиска чёрной кошки в тёмной комнате, которая там и не ночевала. После чего вы все таки вернётесь к началу и поймёте, что решение было тривиально и следующие полчаса пройдут в воспоминаниях, что же вы успели поменять и возвращение этого в исходное состояние.</text:span></text:p>
      <text:p text:style-name="P2"><text:span text:style-name="T1">В целом, у администратора должно быть два основных качества: Первое — умение выуживать из людей нужную информацию (выше было наглядно показано, зачем это нужно). Второе</text:span><text:span text:style-name="T7"> </text:span><text:span text:style-name="T1">– необходимо иметь "</text:span><text:change text:change-id="ct205433744"/><text:change-start text:change-id="ct205433624"/><text:span text:style-name="T1">систему</text:span><text:change-end text:change-id="ct205433624"/><text:change-start text:change-id="ct205435784"/><text:span text:style-name="T1">"</text:span><text:change-end text:change-id="ct205435784"/><text:change-start text:change-id="ct205433504"/><text:span text:style-name="T1"> </text:span><text:change-end text:change-id="ct205433504"/><text:span text:style-name="T1">отладки</text:span><text:change text:change-id="ct205435904"/><text:span text:style-name="T1">/поиска проблемы, развитую на подсознательном уровне. Надо уметь шаг за шагом отсекать не имеющие отношения к делу звенья, чтобы в конце найти неисправное. Очень часто администраторы </text:span><text:change text:change-id="ct205436384"/><text:span text:style-name="T1">устраня</text:span><text:change-start text:change-id="ct205436024"/><text:span text:style-name="T1">ю</text:span><text:change-end text:change-id="ct205436024"/><text:span text:style-name="T1">т</text:span><text:change text:change-id="ct205436264"/><text:span text:style-name="T1"> не причину проблем, а ее следствия. Это из серии: не видно — значит всё хорошо. Если администратор обладает </text:span><text:change-start text:change-id="ct205436144"/><text:span text:style-name="T1">всеми вышеперечисленными </text:span><text:change-end text:change-id="ct205436144"/><text:change text:change-id="ct205436504"/><text:span text:style-name="T1">качествами, то ни новое оборудование, ни новое программное обеспечение не станут для него большой проблемой.</text:span></text:p>
      <text:p text:style-name="P4"/>
      <text:p text:style-name="Standard"><text:span text:style-name="T1">СПЕЦ: Вот многие утверждают, что они могут защитить свою сеть так, что никто не может ее сломать! </text:span><text:change-start text:change-id="ct205436624"/><text:span text:style-name="T1">А </text:span><text:change-end text:change-id="ct205436624"/><text:change text:change-id="ct205471120"/><text:span text:style-name="T1">сможете</text:span><text:change-start text:change-id="ct205436744"/><text:span text:style-name="T1"> это сделать</text:span><text:change-end text:change-id="ct205436744"/><text:span text:style-name="T1">?</text:span></text:p>
      <text:p text:style-name="P4"/>
      <text:h text:style-name="P1" text:outline-level="1"><text:span text:style-name="T1">Харон Яков </text:span><text:change text:change-id="ct205359680"/><text:span text:style-name="T1">: Разумеется нет!</text:span></text:h>
      <text:p text:style-name="P4"/>
      <text:h text:style-name="P5" text:outline-level="1">СПЕЦ: Сказывается недостаток квалификации?</text:h>
      <text:p text:style-name="P4"/>
      <text:p text:style-name="Standard"><text:span text:style-name="T1">Харон Яков </text:span><text:change text:change-id="ct205359440"/><text:span text:style-name="T1">: Просто не хочу изобретать вечный двигатель. Что сделал один человек, сможет сломать другой. Это вопрос времени и средств, которые хакер готов потратить на взлом, ну и, конечно, все зависит от цели, которую преследует атакующий.</text:span></text:p>
      <text:p text:style-name="P4"/>
      <text:h text:style-name="P5" text:outline-level="1">СПЕЦ: Что вы имеете ввиду под целями?</text:h>
      <text:p text:style-name="P4"/>
      <text:p text:style-name="Standard"><text:span text:style-name="T1">Харон Яков </text:span><text:change text:change-id="ct205359320"/><text:span text:style-name="T1">: Цели бывают самыми разными: получить доступ к конфиденциальным данным, уничтожить информацию, </text:span><text:change text:change-id="ct205471000"/><text:span text:style-name="T1">не дать работать неделю и т. д. Более того, достаточно важный вопрос: какие усилия способен приложить взломщик, чтобы остаться незамеченным и не пойманным.</text:span></text:p>
      <text:p text:style-name="P4"/>
      <text:h text:style-name="P5" text:outline-level="1">СПЕЦ: Как проще всего хакер может обезопасить себя?</text:h>
      <text:p text:style-name="P4"/>
      <text:p text:style-name="Standard"><text:span text:style-name="T1">Харон Яков </text:span><text:change text:change-id="ct205358240"/><text:span text:style-name="T1">: Проще всего отрезать кабель, когда никто не видит</text:span><text:change-start text:change-id="ct205471240"/><text:span text:style-name="T1"> ;-) </text:span><text:change-end text:change-id="ct205471240"/><text:change text:change-id="ct205471480"/><text:span text:style-name="T1"><text:s/>По крайней мере передающую жилу </text:span><text:span text:style-name="T7">Ethernet</text:span><text:span text:style-name="T1">'а при </text:span><text:span text:style-name="T7">sniffing</text:span><text:span text:style-name="T1">'е отрезать стоит наверняка, поскольку существует масса противохакерских способов, обнаруживающих даже пассивн</text:span><text:change text:change-id="ct205471600"/><text:change-start text:change-id="ct205471360"/><text:span text:style-name="T1">ый грабеж трафика</text:span><text:change-end text:change-id="ct205471360"/><text:change text:change-id="ct205471840"/><text:span text:style-name="T1">. Как вариант, можно вести взлом чужими "руками".</text:span></text:p>
      <text:p text:style-name="P4"/>
      <text:h text:style-name="P5" text:outline-level="1">СПЕЦ: Но ведь можно же отследить откуда идет атака?!</text:h>
      <text:p text:style-name="P4"><text:soft-page-break/></text:p>
      <text:p text:style-name="Standard"><text:span text:style-name="T1">Харон Яков </text:span><text:change text:change-id="ct205359200"/><text:span text:style-name="T1">: Ну предположим, что мы хотим атаковать своего конкурента, сидящего в соседней комнате. Возьмём диапазон его </text:span><text:span text:style-name="T7">IP</text:span><text:span text:style-name="T1"> адресов и, подставив их в качестве </text:span><text:span text:style-name="T7">source</text:span><text:span text:style-name="T1"> </text:span><text:change text:change-id="ct205471960"/><text:span text:style-name="T1">, будем посылать пакеты всему миру. </text:span><text:change-start text:change-id="ct205471720"/><text:span text:style-name="T1">И мир ответит. </text:span><text:change-end text:change-id="ct205471720"/><text:change text:change-id="ct205472080"/><text:span text:style-name="T1">На эти адреса. Жертва увидит поток мусора, падающий со всех сторон, который загружает канал и не даёт нормально работать, но противостоять этому нельзя, даже если поставить "персональный" брандмауэр, создающий видимость "защиты" от </text:span><text:change text:change-id="ct205472440"/><text:span text:style-name="T1">атак</text:span><text:change-start text:change-id="ct205472320"/><text:span text:style-name="T1"> такого типа</text:span><text:change-end text:change-id="ct205472320"/><text:span text:style-name="T1">, но бессильный "очистить" канал. Никакой защиты от </text:span><text:span text:style-name="T7">DoS</text:span><text:span text:style-name="T1">-атак не будет, пока все операторы не поменяют магистральное оборудование (которого на сегодняшний день просто нет), либо не будет принципиально изменена идеология динамической маршрутизации. Иначе как только у меня есть подключения по </text:span><text:span text:style-name="T7">BGP</text:span><text:span text:style-name="T1">, ко мне беспрепятственно могут приходить пакеты, идущие откуда угодно и куда угодно.</text:span></text:p>
      <text:p text:style-name="P6"/>
      <text:p text:style-name="P4">СПЕЦ: Говорят, что сигнал в медном кабеле можно "подслушать" без разрыва. Так ли это?</text:p>
      <text:p text:style-name="P4"/>
      <text:p text:style-name="Standard"><text:span text:style-name="T1">Харон Яков </text:span><text:change text:change-id="ct205358960"/><text:span text:style-name="T1">: Абсолютно верно</text:span><text:change-start text:change-id="ct205472200"/><text:span text:style-name="T1">!</text:span><text:change-end text:change-id="ct205472200"/><text:span text:style-name="T1"> Если у вас есть возможность подойти к кабелю так чтобы до него было можно дотронуться, то это вообще делается без проблем! Из школьного курса физики известно, что вокруг провода, в котором "живёт" электричество, всегда присутствует электромагнитное поле. Существует миф о том, что экранированный кабель или кабель с двойным экраном (когда экран есть у каждой пары и есть общий экран), полностью "нейтрализует" это поле, но в действительности все не так и миф остается мифом. Оборудование, перехватывающее сигнал, может быть построено на различных принципах,</text:span><text:change text:change-id="ct205472560"/><text:span text:style-name="T1"> но как бы там ни было, "спрятать" сигнал за фольгой не получиться ;-) Более того, нет особых проблем, чтобы считать сигнал с расстояния в метр.</text:span></text:p>
      <text:p text:style-name="P4"/>
      <text:p text:style-name="P4">СПЕЦ: Мне говорили что связь по оптоволокну гораздо безопаснее чем связь по меди, оптоволокно нельзя "подслушать" это так?</text:p>
      <text:p text:style-name="P4"/>
      <text:p text:style-name="Standard"><text:span text:style-name="T1">Харон Яков </text:span><text:change text:change-id="ct205358480"/><text:span text:style-name="T1">: Это не так</text:span><text:change text:change-id="ct205472680"/><text:span text:style-name="T1">! Люди, которые так говорят, сами никогда не работали с оптоволокном или не до конца знают как и для чего его можно использовать, им кажется что параллельно подключиться к медным проводам можно, а к оптоволокну нельзя. На деле, к оптоволокну подключаются точно так же, только вместо скруток используются делители сигнала: одно волокно разводится и одинаковые сигналы меньшей мощности идут в оба волокна. Дальше — техника та же что и с медью.</text:span></text:p>
      <text:p text:style-name="P4"/>
      <text:p text:style-name="P4">СПЕЦ: Но по этой логике оптика гораздо надёжнее электричества в ней нет, и значит без разрыва её</text:p>
      <text:p text:style-name="P4">прослушать не удастся?</text:p>
      <text:p text:style-name="P4"/>
      <text:p text:style-name="Standard"><text:span text:style-name="T1">Харон Яков </text:span><text:change text:change-id="ct205358360"/><text:span text:style-name="T1">: По логике да, но логика и современные технологии это две несовместимые вещи, существует общедоступный прибор, часто используемый при работе с оптикой. Если его поднести к кабелю, он покажет — присутствует ли в нём сигнал и в какую сторону он направлен. Технические подробности и принцип работы мне не известен, но раз он работает, то значит, </text:span><text:change text:change-id="ct205433984"/><text:change-start text:change-id="ct205433864"/><text:span text:style-name="T1">часть </text:span><text:change-end text:change-id="ct205433864"/><text:span text:style-name="T1">фотонов все-таки просачивается наружу ;-)</text:span></text:p>
      <text:p text:style-name="P4"/>
      <text:p text:style-name="P4">СПЕЦ: Общаясь с Вами, складывается впечатление, что нет никакого способа сделать сеть безопасной.</text:p>
      <text:p text:style-name="P4"/>
      <text:p text:style-name="Standard"><text:span text:style-name="T1">Харон Яков </text:span><text:change text:change-id="ct205359080"/><text:span text:style-name="T1">: Смотря, что понимать под "безопасностью". Абсолютная "абстрактная защита" существует лишь на бумаге. В реальной же жизни, вы всегда защищаете что-то конкретное: документы, которые вы посылаете по почте, файлы, которые лежат у вас на компьютере или что-то ещё. Прежде чего говорить о "защите", необходимо оценить условную стоимость охраняемого объекта для вас и потенциального злоумышленника (с поправкой взлома на "интерес" и стремлени</text:span><text:change text:change-id="ct205472920"/><text:change-start text:change-id="ct205472800"/><text:span text:style-name="T1">ю</text:span><text:change-end text:change-id="ct205472800"/><text:span text:style-name="T1"> кому-то отомстить или напакостить). После этого остается всего лишь выбрать адекватный способ защиты, гарантирующий, что стоимость взлома будет выше стоимости охраняемой информации, в результате чего</text:span><text:change text:change-id="ct205473040"/><text:span text:style-name="T1"> взлом становится экономически нецелесообразным и нерентабельным. Остаются только месть типа "вендетты" и вандалы. А вот с этим</text:span><text:change-start text:change-id="ct205473160"/><text:span text:style-name="T1">и типами </text:span><text:change-end text:change-id="ct205473160"/><text:change text:change-id="ct205473400"/><text:span text:style-name="T1">уже сложнее. Если кто-то очень умный, очень влиятельный и очень-очень-очень сильно разозленный</text:span><text:change text:change-id="ct205473520"/><text:span text:style-name="T1"> захочет подломать ваш сервер, то с высокой степенью вероятности он </text:span><text:change text:change-id="ct205473640"/><text:change-start text:change-id="ct205473280"/><text:span text:style-name="T1">его подломает.</text:span><text:change-end text:change-id="ct205473280"/></text:p>
      <text:p text:style-name="P4"/>
      <text:h text:style-name="P5" text:outline-level="1">СПЕЦ: А если мои данные практически бесценны?</text:h>
      <text:p text:style-name="P4"/>
      <text:p text:style-name="Standard"><text:span text:style-name="T1">Харон Яков </text:span><text:change text:change-id="ct205358840"/><text:span text:style-name="T1">: в этом случае, Вы в первую очередь должны обеспечить безопасность на административном уровне: компьютеры в железных клетках, вход только по пропускам, камеры наблюдения на каждом шагу и т.д. Плюс служба охраны — ведь отобрать данные "физическим" путем гораздо проще ;-) Есть даже шутливая диссертация на эту тему: зависимость скорости перебора паролей от температуры паяльника в заднем проходе. Если же вы интересуетесь, как максимально защитить данные, передаваемые по сети, ответ очень прост — не используйте ничего стандартного! Если вы используете свое оборудование, свои протоколы связи, свои алгоритмы шифрации пусть и достаточно простые (которое вы сделали сами или кто-то сделал его специально для вас) у того, кто покушается на вас не будет возможности экспериментировать и искать дыры, скорее всего он будет очень долгое время пытаться понять, что же это такое а потом и вовсе бросит это занятие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sr" fo:country="C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: Что самое сложное в работе системного администратора</dc:title>
    <meta:initial-creator>JYH</meta:initial-creator>
    <meta:creation-date>2006-04-28T07:27:00</meta:creation-date>
    <dc:creator>kk</dc:creator>
    <dc:date>2006-04-28T09:42:00</dc:date>
    <meta:editing-cycles>17</meta:editing-cycles>
    <meta:editing-duration>PT22M</meta:editing-duration>
    <meta:document-statistic meta:table-count="0" meta:image-count="0" meta:object-count="0" meta:page-count="3" meta:paragraph-count="43" meta:word-count="1591" meta:character-count="11015" meta:non-whitespace-character-count="9457"/>
    <meta:generator>LibreOffice/5.1.4.2$Windows_x86 LibreOffice_project/f99d75f39f1c57ebdd7ffc5f42867c12031db97a</meta:generator>
  </office:meta>
</office:document-meta>
</file>